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text-align="center" style:justify-single-word="false"/>
      <style:text-properties officeooo:paragraph-rsid="000ff92e"/>
    </style:style>
    <style:style style:name="T1" style:family="text">
      <style:text-properties officeooo:rsid="000ff92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/></text:p>
      <text:p text:style-name="P3"><text:span text:style-name="Strong_20_Emphasis"><text:span text:style-name="T1">Class Three (One Way BInding)</text:span></text:span></text:p>
      <text:p text:style-name="Text_20_body"><text:span text:style-name="Strong_20_Emphasis"/></text:p>
      <text:p text:style-name="Text_20_body"><text:span text:style-name="Strong_20_Emphasis">Binding korar System:</text:span></text:p>
      <text:p text:style-name="Text_20_body">‌</text:p>
      <text:p text:style-name="Text_20_body"><text:span text:style-name="Strong_20_Emphasis">V-bind:href/value/anything= 'data value'</text:span></text:p>
      <text:p text:style-name="Text_20_body">‌</text:p>
      <text:p text:style-name="Text_20_body"><text:span text:style-name="Strong_20_Emphasis">OR</text:span></text:p>
      <text:p text:style-name="Text_20_body">‌</text:p>
      <text:p text:style-name="Text_20_body"><text:span text:style-name="Strong_20_Emphasis">::href/value/anything= 'data value'</text:span></text:p>
      <text:p text:style-name="Text_20_body">‌</text:p>
      <text:p text:style-name="Text_20_body"><text:span text:style-name="Strong_20_Emphasis">First</text:span></text:p>
      <text:p text:style-name="Text_20_body">‌</text:p>
      <text:p text:style-name="Text_20_body"><text:span text:style-name="Source_20_Text">&lt;script&gt;</text:span></text:p>
      <text:p text:style-name="Text_20_body">‌</text:p>
      <text:p text:style-name="Text_20_body"><text:span text:style-name="Source_20_Text">var OneBind = new Vue ({</text:span></text:p>
      <text:p text:style-name="Text_20_body">‌</text:p>
      <text:p text:style-name="Text_20_body"><text:span text:style-name="Source_20_Text">el:'#app',</text:span></text:p>
      <text:p text:style-name="Text_20_body">‌</text:p>
      <text:p text:style-name="Text_20_body"><text:span text:style-name="Source_20_Text">data:{</text:span></text:p>
      <text:p text:style-name="Text_20_body">‌</text:p>
      <text:p text:style-name="Text_20_body"><text:span text:style-name="Source_20_Text">Address:'www.youtube.com',</text:span></text:p>
      <text:p text:style-name="Text_20_body">‌</text:p>
      <text:p text:style-name="Text_20_body"><text:span text:style-name="Source_20_Text">classes:['one','two']</text:span></text:p>
      <text:p text:style-name="Text_20_body">‌</text:p>
      <text:p text:style-name="Text_20_body"><text:span text:style-name="Source_20_Text">}</text:span></text:p>
      <text:p text:style-name="Text_20_body">‌</text:p>
      <text:p text:style-name="Text_20_body"><text:span text:style-name="Source_20_Text">})</text:span></text:p>
      <text:p text:style-name="Text_20_body">‌</text:p>
      <text:p text:style-name="Text_20_body"><text:span text:style-name="Source_20_Text">&lt;/script&gt;</text:span></text:p>
      <text:p text:style-name="Text_20_body">‌</text:p>
      <text:list xml:id="list4149676946" text:style-name="L1">
        <text:list-item>
          <text:p text:style-name="P1">Address:'www.youtube.com', address name a data toiri korlam .</text:p>
        </text:list-item>
        <text:list-item>
          <text:p text:style-name="P1"><text:soft-page-break/>classes:['one','two'] classes e two array value nilam nd akhon dekhbo amra kivabe data index theke controll korte pari .</text:p>
        </text:list-item>
      </text:list>
      <text:p text:style-name="Text_20_body">‌</text:p>
      <text:p text:style-name="Text_20_body"><text:span text:style-name="Source_20_Text">Second:</text:span></text:p>
      <text:p text:style-name="Text_20_body">‌</text:p>
      <text:p text:style-name="Text_20_body"><text:span text:style-name="Source_20_Text">&lt;div id="app"&gt;</text:span></text:p>
      <text:p text:style-name="Text_20_body">‌</text:p>
      <text:p text:style-name="Text_20_body"><text:span text:style-name="Source_20_Text">&lt;a :href="Address"&gt;Click Here&lt;/a&gt;</text:span></text:p>
      <text:p text:style-name="Text_20_body">‌</text:p>
      <text:p text:style-name="Text_20_body"><text:span text:style-name="Source_20_Text">&lt;h2 :class="classes"&gt;{{ classes }}&lt;/h2&gt;</text:span></text:p>
      <text:p text:style-name="Text_20_body">‌</text:p>
      <text:p text:style-name="Text_20_body"><text:span text:style-name="Source_20_Text">&lt;/div&gt;</text:span></text:p>
      <text:p text:style-name="Text_20_body">‌</text:p>
      <text:list xml:id="list2573423070" text:style-name="L2">
        <text:list-item>
          <text:p text:style-name="P2"><text:span text:style-name="Source_20_Text">&lt;a :href="Address"&gt;Click Here&lt;/a&gt; , Address link koranor jonno bind korlam</text:span></text:p>
        </text:list-item>
        <text:list-item>
          <text:p text:style-name="P2"><text:span text:style-name="Source_20_Text">&lt;h2 :class="classes"&gt;{{ classes }}&lt;/h2&gt;, class link korano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01:22:13.321613047</meta:creation-date>
    <dc:date>2020-04-17T01:24:52.424317561</dc:date>
    <meta:editing-duration>PT3M20S</meta:editing-duration>
    <meta:editing-cycles>1</meta:editing-cycles>
    <meta:document-statistic meta:table-count="0" meta:image-count="0" meta:object-count="0" meta:page-count="2" meta:paragraph-count="44" meta:word-count="109" meta:character-count="680" meta:non-whitespace-character-count="619"/>
    <meta:generator>LibreOffice/6.0.7.3$Linux_X86_64 LibreOffice_project/00m0$Build-3</meta:generator>
  </office:meta>
</office:document-meta>
</file>